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4807in"/>
    </style:style>
    <style:style style:name="co3" style:family="table-column">
      <style:table-column-properties fo:break-before="auto" style:column-width="2.2937in"/>
    </style:style>
    <style:style style:name="co4" style:family="table-column">
      <style:table-column-properties fo:break-before="auto" style:column-width="1.0047in"/>
    </style:style>
    <style:style style:name="co5" style:family="table-column">
      <style:table-column-properties fo:break-before="auto" style:column-width="0.7425in"/>
    </style:style>
    <style:style style:name="co7" style:family="table-column">
      <style:table-column-properties fo:break-before="auto" style:column-width="0.6984in"/>
    </style:style>
    <style:style style:name="co8" style:family="table-column">
      <style:table-column-properties fo:break-before="auto" style:column-width="2.8402in"/>
    </style:style>
    <style:style style:name="co6" style:family="table-column">
      <style:table-column-properties fo:break-before="auto" style:column-width="0.8925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 style:data-style-name="N80">
      <style:table-cell-properties fo:border="0.0008in solid #000000"/>
    </style:style>
    <style:style style:name="ce3" style:family="table-cell" style:parent-style-name="Default" style:data-style-name="N8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table:style-name="ce1" office:value-type="string">
            <text:p>Week:</text:p>
          </table:table-cell>
          <table:table-cell table:style-name="ce1" office:value-type="string">
            <text:p>Title:</text:p>
          </table:table-cell>
          <table:table-cell table:style-name="ce1" office:value-type="string">
            <text:p>Posting Friday:</text:p>
          </table:table-cell>
          <table:table-cell table:style-name="ce1" office:value-type="string">
            <text:p>Tagee:</text:p>
          </table:table-cell>
          <table:table-cell table:style-name="ce1" office:value-type="string">
            <text:p># of Tags:</text:p>
          </table:table-cell>
          <table:table-cell table:style-name="ce1" office:value-type="string">
            <text:p>Channel: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Memento</text:p>
          </table:table-cell>
          <table:table-cell table:style-name="ce2" office:value-type="date" office:date-value="2013-11-08">
            <text:p>8. Nov. 2013</text:p>
          </table:table-cell>
          <table:table-cell table:style-name="ce1" office:value-type="string">
            <text:p>Adam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a xlink:href="http://www.youtube.com/JunkDrawerVideos">http://www.youtube.com/JunkDrawerVideos</text:a></text:p>
          </table:table-cell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1" office:value-type="string">
            <text:p>Red vs Blue: Season 1</text:p>
          </table:table-cell>
          <table:table-cell table:style-name="ce2" office:value-type="date" office:date-value="2013-11-15">
            <text:p>15. Nov. 2013</text:p>
          </table:table-cell>
          <table:table-cell table:style-name="ce1" office:value-type="string">
            <text:p>Kamurai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a xlink:href="http://www.youtube.com/JamOnToast528">http://www.youtube.com/JamOnToast528</text:a></text:p>
          </table:table-cell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1" office:value-type="string">
            <text:p>Hairspray</text:p>
          </table:table-cell>
          <table:table-cell table:style-name="ce2" office:value-type="date" office:date-value="2013-11-22">
            <text:p>22. Nov. 2013</text:p>
          </table:table-cell>
          <table:table-cell table:style-name="ce1" office:value-type="string">
            <text:p>Tor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a xlink:href="http://www.youtube.com/TorsTimes">http://www.youtube.com/TorsTimes</text:a></text:p>
          </table:table-cell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1" office:value-type="string">
            <text:p>Can't Hardly Wait</text:p>
          </table:table-cell>
          <table:table-cell table:style-name="ce2" office:value-type="date" office:date-value="2013-11-29">
            <text:p>29. Nov. 2013</text:p>
          </table:table-cell>
          <table:table-cell table:style-name="ce1" office:value-type="string">
            <text:p>Grace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a xlink:href="http://www.youtube.com/AppleCore2d">http://www.youtube.com/AppleCore2d</text:a></text:p>
          </table:table-cell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1" office:value-type="string">
            <text:p>Land of the Dead</text:p>
          </table:table-cell>
          <table:table-cell table:style-name="ce2" office:value-type="date" office:date-value="2013-12-06">
            <text:p>6. Dec. 2013</text:p>
          </table:table-cell>
          <table:table-cell table:style-name="ce1" office:value-type="string">
            <text:p>Clay</text:p>
          </table:table-cell>
          <table:table-cell table:style-name="ce1" office:value-type="float" office:value="1">
            <text:p>1</text:p>
          </table:table-cell>
          <table:table-cell office:value-type="string">
            <text:p><text:a xlink:href="http://www.youtube.com/MarkOfThorn">http://www.youtube.com/MarkOfThorn</text:a></text:p>
          </table:table-cell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1" office:value-type="string">
            <text:p>Mary Et Max</text:p>
          </table:table-cell>
          <table:table-cell table:style-name="ce2" office:value-type="date" office:date-value="2013-12-13">
            <text:p>13. Dec. 2013</text:p>
          </table:table-cell>
          <table:table-cell table:style-name="ce1" office:value-type="string">
            <text:p>Ray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a xlink:href="http://www.youtube.com/RayHS1984">http://www.youtube.com/RayHS1984</text:a></text:p>
          </table:table-cell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1" office:value-type="string">
            <text:p>10 Things I Hate About You</text:p>
          </table:table-cell>
          <table:table-cell table:style-name="ce2" office:value-type="date" office:date-value="2013-12-20">
            <text:p>20. Dec. 2013</text:p>
          </table:table-cell>
          <table:table-cell table:style-name="ce1" office:value-type="string">
            <text:p>Jenny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a xlink:href="http://www.youtube.com/TookItHomeToJenny">http://www.youtube.com/TookItHomeToJenny</text:a></text:p>
          </table:table-cell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1" office:value-type="string">
            <text:p>The Losers</text:p>
          </table:table-cell>
          <table:table-cell table:style-name="ce2" office:value-type="date" office:date-value="2013-12-27">
            <text:p>27. Dec. 2013</text:p>
          </table:table-cell>
          <table:table-cell table:style-name="ce1" office:value-type="string">
            <text:p>Liam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a xlink:href="http://www.youtube.com/Servatorix">http://www.youtube.com/Servatorix</text:a></text:p>
          </table:table-cell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1" office:value-type="string">
            <text:p>Brick</text:p>
          </table:table-cell>
          <table:table-cell table:style-name="ce2" office:value-type="date" office:date-value="2014-01-03">
            <text:p>3. Jan. 2014</text:p>
          </table:table-cell>
          <table:table-cell table:style-name="ce1" office:value-type="string">
            <text:p>Cortnie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a xlink:href="http://www.youtube.com/RhetoricalFoil">http://www.youtube.com/RhetoricalFoil</text:a></text:p>
          </table:table-cell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1" office:value-type="string">
            <text:p>Decoy Bride</text:p>
          </table:table-cell>
          <table:table-cell table:style-name="ce2" office:value-type="date" office:date-value="2014-01-10">
            <text:p>10. Jan. 2014</text:p>
          </table:table-cell>
          <table:table-cell table:style-name="ce1" office:value-type="string">
            <text:p>Jena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a xlink:href="http://www.youtube.com/MissJenaKay">http://www.youtube.com/MissJenaKay</text:a></text:p>
          </table:table-cell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1" office:value-type="string">
            <text:p>Once Were Warriors</text:p>
          </table:table-cell>
          <table:table-cell table:style-name="ce2" office:value-type="date" office:date-value="2014-01-17">
            <text:p>17. Jan. 2014</text:p>
          </table:table-cell>
          <table:table-cell table:style-name="ce1" office:value-type="string">
            <text:p>Kiwi Chris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a xlink:href="http://www.youtube.com/NZChrisGirl">http://www.youtube.com/NZChrisGirl</text:a></text:p>
          </table:table-cell>
        </table:table-row>
        <table:table-row table:style-name="ro3">
          <table:table-cell table:style-name="ce1" office:value-type="float" office:value="12">
            <text:p>12</text:p>
          </table:table-cell>
          <table:table-cell table:style-name="ce1" office:value-type="string">
            <text:p>Ghostbusters</text:p>
          </table:table-cell>
          <table:table-cell table:style-name="ce2" office:value-type="date" office:date-value="2014-01-24">
            <text:p>24. Jan. 2014</text:p>
          </table:table-cell>
          <table:table-cell table:style-name="ce1" office:value-type="string">
            <text:p>Dominic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a xlink:href="http://www.youtube.com/Baxorn">http://www.youtube.com/Baxorn</text:a></text:p>
          </table:table-cell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1" office:value-type="string">
            <text:p>Robot and Frank</text:p>
          </table:table-cell>
          <table:table-cell table:style-name="ce2" office:value-type="date" office:date-value="2014-01-31">
            <text:p>31. Jan. 2014</text:p>
          </table:table-cell>
          <table:table-cell table:style-name="ce1" office:value-type="string">
            <text:p>Jenne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a xlink:href="http://www.youtube.com/JennelsMile">http://www.youtube.com/JennelsMile</text:a></text:p>
          </table:table-cell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1" office:value-type="string">
            <text:p>Burke and Hare</text:p>
          </table:table-cell>
          <table:table-cell table:style-name="ce2" office:value-type="date" office:date-value="2014-02-07">
            <text:p>7. Feb. 2014</text:p>
          </table:table-cell>
          <table:table-cell table:style-name="ce1" office:value-type="string">
            <text:p>Stephe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a xlink:href="http://www.youtube.com/HughManatee">http://www.youtube.com/HughManatee</text:a></text:p>
          </table:table-cell>
        </table:table-row>
        <table:table-row table:style-name="ro2">
          <table:table-cell table:style-name="ce1"/>
          <table:table-cell table:style-name="ce1" office:value-type="string">
            <text:p>Missing Week</text:p>
          </table:table-cell>
          <table:table-cell table:style-name="ce2" office:value-type="date" office:date-value="2014-02-14">
            <text:p>14. Feb. 2014</text:p>
          </table:table-cell>
          <table:table-cell table:style-name="ce1" table:number-columns-repeated="3"/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1" office:value-type="string">
            <text:p>The Fifth Element</text:p>
          </table:table-cell>
          <table:table-cell table:style-name="ce2" office:value-type="date" office:date-value="2014-02-21">
            <text:p>21. Feb. 2014</text:p>
          </table:table-cell>
          <table:table-cell table:style-name="ce1" office:value-type="string">
            <text:p>Bret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a xlink:href="http://www.youtube.com/ThatScotsman">http://www.youtube.com/ThatScotsman</text:a></text:p>
          </table:table-cell>
        </table:table-row>
        <table:table-row table:style-name="ro3">
          <table:table-cell table:style-name="ce1" office:value-type="float" office:value="16">
            <text:p>16</text:p>
          </table:table-cell>
          <table:table-cell table:style-name="ce1" office:value-type="string">
            <text:p>Rocky Horror Picture Show</text:p>
          </table:table-cell>
          <table:table-cell table:style-name="ce2" office:value-type="date" office:date-value="2014-02-28">
            <text:p>28. Feb. 2014</text:p>
          </table:table-cell>
          <table:table-cell table:style-name="ce1" office:value-type="string">
            <text:p>Cristina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a xlink:href="http://www.youtube.com/MissCrissyMarie">http://www.youtube.com/MissCrissyMarie</text:a></text:p>
          </table:table-cell>
        </table:table-row>
        <table:table-row table:style-name="ro3">
          <table:table-cell table:style-name="ce1" office:value-type="float" office:value="17">
            <text:p>17</text:p>
          </table:table-cell>
          <table:table-cell table:style-name="ce1" office:value-type="string">
            <text:p>Cloudy With a Chance of Meatballs</text:p>
          </table:table-cell>
          <table:table-cell table:style-name="ce2" office:value-type="date" office:date-value="2014-03-07">
            <text:p>7. Mar. 2014</text:p>
          </table:table-cell>
          <table:table-cell table:style-name="ce1" office:value-type="string">
            <text:p>Charlie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a xlink:href="http://www.youtube.com/SnowDog140">http://www.youtube.com/SnowDog140</text:a></text:p>
          </table:table-cell>
        </table:table-row>
        <table:table-row table:style-name="ro3">
          <table:table-cell table:style-name="ce1" office:value-type="float" office:value="18">
            <text:p>18</text:p>
          </table:table-cell>
          <table:table-cell table:style-name="ce1" office:value-type="string">
            <text:p>The Hunt</text:p>
          </table:table-cell>
          <table:table-cell table:style-name="ce2" office:value-type="date" office:date-value="2014-03-14">
            <text:p>14. Mar. 2014</text:p>
          </table:table-cell>
          <table:table-cell table:style-name="ce1" office:value-type="string">
            <text:p>Mette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<text:a xlink:href="http://www.youtube.com/MetteMedicine">http://www.youtube.com/MetteMedicine</text:a></text:p>
          </table:table-cell>
        </table:table-row>
        <table:table-row table:style-name="ro3">
          <table:table-cell table:style-name="ce1" office:value-type="float" office:value="19">
            <text:p>19</text:p>
          </table:table-cell>
          <table:table-cell table:style-name="ce1" office:value-type="string">
            <text:p>Nightmare Before Christmas</text:p>
          </table:table-cell>
          <table:table-cell table:style-name="ce2" office:value-type="date" office:date-value="2014-03-21">
            <text:p>21. Mar. 2014</text:p>
          </table:table-cell>
          <table:table-cell table:style-name="ce1" office:value-type="string">
            <text:p>Kamurai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<text:a xlink:href="http://www.youtube.com/JamonToast528">http://www.youtube.com/JamonToast528</text:a></text:p>
          </table:table-cell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1"/>
          <table:table-cell table:style-name="ce2" office:value-type="date" office:date-value="2014-03-28">
            <text:p>28. Mar. 2014</text:p>
          </table:table-cell>
          <table:table-cell table:style-name="ce1" table:number-columns-repeated="3"/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1"/>
          <table:table-cell table:style-name="ce2" office:value-type="date" office:date-value="2014-04-04">
            <text:p>4. Apr. 2014</text:p>
          </table:table-cell>
          <table:table-cell table:style-name="ce1" table:number-columns-repeated="3"/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1"/>
          <table:table-cell table:style-name="ce2" office:value-type="date" office:date-value="2014-04-11">
            <text:p>11. Apr. 2014</text:p>
          </table:table-cell>
          <table:table-cell table:style-name="ce1" table:number-columns-repeated="3"/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1"/>
          <table:table-cell table:style-name="ce2" office:value-type="date" office:date-value="2014-04-18">
            <text:p>18. Apr. 2014</text:p>
          </table:table-cell>
          <table:table-cell table:style-name="ce1" table:number-columns-repeated="3"/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1"/>
          <table:table-cell table:style-name="ce2" office:value-type="date" office:date-value="2014-04-25">
            <text:p>25. Apr. 2014</text:p>
          </table:table-cell>
          <table:table-cell table:style-name="ce1" table:number-columns-repeated="3"/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1"/>
          <table:table-cell table:style-name="ce2" office:value-type="date" office:date-value="2014-05-02">
            <text:p>2. May. 2014</text:p>
          </table:table-cell>
          <table:table-cell table:style-name="ce1" table:number-columns-repeated="3"/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1"/>
          <table:table-cell table:style-name="ce2" office:value-type="date" office:date-value="2014-05-09">
            <text:p>9. May. 2014</text:p>
          </table:table-cell>
          <table:table-cell table:style-name="ce1" table:number-columns-repeated="3"/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1"/>
          <table:table-cell table:style-name="ce2" office:value-type="date" office:date-value="2014-05-16">
            <text:p>16. May. 2014</text:p>
          </table:table-cell>
          <table:table-cell table:style-name="ce1" table:number-columns-repeated="3"/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1"/>
          <table:table-cell table:style-name="ce2" office:value-type="date" office:date-value="2014-05-23">
            <text:p>23. May. 2014</text:p>
          </table:table-cell>
          <table:table-cell table:style-name="ce1" table:number-columns-repeated="3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1"/>
          <table:table-cell table:style-name="ce2" office:value-type="date" office:date-value="2014-05-30">
            <text:p>30. May. 2014</text:p>
          </table:table-cell>
          <table:table-cell table:style-name="ce1" table:number-columns-repeated="3"/>
        </table:table-row>
        <table:table-row table:style-name="ro2" table:number-rows-repeated="104854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5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3/17/2014</text:date>, <text:time>13:5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06:36:50.14</meta:creation-date>
    <dc:date>2014-03-17T13:50:07.50</dc:date>
    <meta:editing-duration>PT1H40M44S</meta:editing-duration>
    <meta:editing-cycles>3</meta:editing-cycles>
    <meta:generator>OpenOffice.org/3.4.1$Win32 OpenOffice.org_project/341m1$Build-9593</meta:generator>
    <meta:print-date>2014-03-17T13:49:59.71</meta:print-date>
    <meta:document-statistic meta:table-count="3" meta:cell-count="142" meta:object-count="0"/>
  </office:meta>
</office:document-meta>
</file>